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24-09-18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23-09-28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23-09-28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22-09-2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21-09-1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20-09-23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9-09-24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8-09-26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7-09-27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6-09-20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5-09-18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5-03-25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4-12-2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4-11-20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4-09-23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4-07-01 0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4-03-24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3-12-19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3-09-26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3-06-2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3-03-28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2-12-28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2-09-2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2-06-29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2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1-12-30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1-09-27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1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1-03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0-12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0-09-2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0-06-2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10-03-22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9-12-1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9-09-29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9-06-2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9-03-23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8-12-3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8-09-24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8-06-3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8-04-0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7-12-3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7-09-2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7-06-26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7-03-27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6-12-27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6-08-25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6-06-30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6-01-2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5-12-1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5-11-29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5-10-24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5-09-27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5-08-27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5-07-2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5-06-2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5-05-2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5-04-29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5-03-3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5-02-2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27109385201</text:p>
          </table:table-cell>
          <table:table-cell office:value-type="string" calcext:value-type="string">
            <text:p>200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91" meta:object-count="0"/>
    <meta:user-defined meta:name="AppVersion">3.0</meta:user-defined>
  </office:meta>
</office:document-meta>
</file>